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66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0646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</office:automatic-styles>
  <office:body>
    <office:spreadsheet>
      <table:table table:name="Techniqu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Default"/>
        <table:table-column table:style-name="co8" table:default-cell-style-name="ce10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echnique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Tlev</text:p>
          </table:table-cell>
          <table:table-cell table:style-name="ce9" office:value-type="string">
            <text:p>Str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Two handed</text:p>
          </table:table-cell>
          <table:table-cell office:value-type="string">
            <text:p>Stunning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Blow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Guaranteed critical strike, auto-kill if low healt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th Dans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rin around, extending yoru weapon and damaging all creatures around you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under Armo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Normal blow that also reduces target's armor for a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stroy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All blows have a chance to apply sunder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Berserking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ttack and damage but reduces defense and armor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ighty Blow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you Death Blow you puts all your strength into it, increasing attack; all remaining stamina is consumed and used to increase blow damage</text:p>
          </table:table-cell>
          <table:table-cell table:number-columns-repeated="246"/>
        </table:table-row>
        <table:table-row table:style-name="ro1" table:number-rows-repeated="3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and shield</text:p>
          </table:table-cell>
          <table:table-cell table:style-name="ce7" office:value-type="string">
            <text:p>Repulsion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ouch down and let ennemis pile up on your shield and then stand up to repel them away.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Shield Bash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shield strike, stunning 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Overpower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Hits the target with a normal attack plus two shield strikes, if all attacks connect the target is repulsed away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Wall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Enters a protective battle stance; incraesing defense and armor at the cost of attack and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Mastery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makes you immune to stuns &amp; knockback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hield Cover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Shield Wall also increases chances to deflect missiles</text:p>
          </table:table-cell>
          <table:table-cell table:number-columns-repeated="246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4"/>
          <table:table-cell table:style-name="Default" table:number-columns-repeated="6"/>
          <table:table-cell/>
          <table:table-cell table:style-name="Default"/>
          <table:table-cell/>
          <table:table-cell table:style-name="ce13" table:number-columns-repeated="246"/>
        </table:table-row>
        <table:table-row table:style-name="ro1" table:number-rows-repeated="5">
          <table:table-cell table:style-name="ce2"/>
          <table:table-cell table:style-name="Default" table:number-columns-repeated="6"/>
          <table:table-cell/>
          <table:table-cell table:style-name="Default"/>
          <table:table-cell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ual wield</text:p>
          </table:table-cell>
          <table:table-cell table:style-name="ce7" office:value-type="string">
            <text:p>Dual Weapon training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Reduces damage penality of the offhand weapon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Dual Weapon defens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Learns to block incomming blows with your weapons, increasing defense rating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Flurry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Lashes out with your weapons; three times each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Whirlwind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pin around hitting all targets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Momentum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Greatly increases attack speed but drains stamina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Sweep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he frontal arc with both weapons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ual Strike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Attacks target with offhand first; if it hits; attack with the main hand and stun target</text:p>
          </table:table-cell>
          <table:table-cell table:number-columns-repeated="246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chery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4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ntimagic</text:p>
          </table:table-cell>
          <table:table-cell table:style-name="ce7" office:value-type="string">
            <text:p>Antiamgic Shell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Pass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Barehanded</text:p>
          </table:table-cell>
          <table:table-cell table:style-name="ce7"/>
          <table:table-cell table:style-name="ce11" table:number-columns-repeated="5"/>
          <table:table-cell table:style-name="ce14"/>
          <table:table-cell table:style-name="ce11"/>
          <table:table-cell table:style-name="ce14" table:number-columns-repeated="247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le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/>
          <table:table-cell table:style-name="ce11"/>
          <table:table-cell table:style-name="ce14" office:value-type="string">
            <text:p>Criples the target; reducing attack and damage for a while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When striking a stunned target produces an automatic critical hit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1">
            <text:p>1</text:p>
          </table:table-cell>
          <table:table-cell office:value-type="string">
            <text:p>Active</text:p>
          </table:table-cell>
          <table:table-cell table:number-columns-repeated="5"/>
          <table:table-cell office:value-type="string">
            <text:p>Stuns target for a short whil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Cunning Strikes</text:p>
          </table:table-cell>
          <table:table-cell office:value-type="float" office:value="1">
            <text:p>1</text:p>
          </table:table-cell>
          <table:table-cell office:value-type="string">
            <text:p>Passive</text:p>
          </table:table-cell>
          <table:table-cell table:number-columns-repeated="5"/>
          <table:table-cell office:value-type="string">
            <text:p>Uses cunning instead of strength to comptue bonus damage</text:p>
          </table:table-cell>
          <table:table-cell table:number-columns-repeated="246"/>
        </table:table-row>
        <table:table-row table:style-name="ro1">
          <table:table-cell table:style-name="ce2"/>
          <table:table-cell office:value-type="string">
            <text:p>Deadly Strike</text:p>
          </table:table-cell>
          <table:table-cell office:value-type="float" office:value="1">
            <text:p>1</text:p>
          </table:table-cell>
          <table:table-cell office:value-type="string">
            <text:p>Sustained</text:p>
          </table:table-cell>
          <table:table-cell table:number-columns-repeated="5"/>
          <table:table-cell office:value-type="string">
            <text:p>Increases armor penetration</text:p>
          </table:table-cell>
          <table:table-cell table:number-columns-repeated="246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Armor training</text:p>
          </table:table-cell>
          <table:table-cell table:style-name="ce7" office:value-type="string">
            <text:p>Medium Armor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4"/>
          <table:table-cell table:style-name="ce14"/>
          <table:table-cell table:style-name="ce11"/>
          <table:table-cell table:style-name="ce14" office:value-type="string">
            <text:p>allows to use medium armors</text:p>
          </table:table-cell>
          <table:table-cell table:style-name="ce14" table:number-columns-repeated="246"/>
        </table:table-row>
        <table:table-row table:style-name="ro1">
          <table:table-cell table:style-name="ce2"/>
          <table:table-cell office:value-type="string">
            <text:p>Heavy Armor</text:p>
          </table:table-cell>
          <table:table-cell office:value-type="float" office:value="2">
            <text:p>2</text:p>
          </table:table-cell>
          <table:table-cell table:number-columns-repeated="6"/>
          <table:table-cell office:value-type="string">
            <text:p>allows to use heavy armors</text:p>
          </table:table-cell>
          <table:table-cell table:number-columns-repeated="246"/>
        </table:table-row>
        <table:table-row table:style-name="ro1" table:number-rows-repeated="6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Weapon training</text:p>
          </table:table-cell>
          <table:table-cell table:style-name="ce7" office:value-type="string">
            <text:p>Sword apprentice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4"/>
          <table:table-cell table:style-name="ce14"/>
          <table:table-cell table:style-name="ce11"/>
          <table:table-cell table:style-name="ce14" table:number-columns-repeated="247"/>
        </table:table-row>
        <table:table-row table:style-name="ro1">
          <table:table-cell table:style-name="ce2"/>
          <table:table-cell office:value-type="string">
            <text:p>Sword mast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word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Knife apprentic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Knife master</text:p>
          </table:table-cell>
          <table:table-cell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Knife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xe apprentic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4"/>
          <table:table-cell table:style-name="ce8" office:value-type="string">
            <text:p>Axe master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3"/>
          <table:table-cell table:style-name="ce12"/>
          <table:table-cell table:style-name="ce13" table:number-columns-repeated="247"/>
        </table:table-row>
        <table:table-row table:style-name="ro1">
          <table:table-cell table:style-name="ce2"/>
          <table:table-cell office:value-type="string">
            <text:p>Axe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Hafted weapons apprentice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4"/>
          <table:table-cell table:style-name="ce8" office:value-type="string">
            <text:p>Hafted weapons master</text:p>
          </table:table-cell>
          <table:table-cell table:style-name="ce12" office:value-type="float" office:value="2">
            <text:p>2</text:p>
          </table:table-cell>
          <table:table-cell table:style-name="ce12" table:number-columns-repeated="4"/>
          <table:table-cell table:style-name="ce13"/>
          <table:table-cell table:style-name="ce12"/>
          <table:table-cell table:style-name="ce13" table:number-columns-repeated="247"/>
        </table:table-row>
        <table:table-row table:style-name="ro1">
          <table:table-cell/>
          <table:table-cell office:value-type="string">
            <text:p>Hafted weapons grand master</text:p>
          </table:table-cell>
          <table:table-cell office:value-type="float" office:value="3">
            <text:p>3</text:p>
          </table:table-cell>
          <table:table-cell table:number-columns-repeated="253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ooc:=SUM([.C1:.C81])" office:value-type="float" office:value="54">
            <text:p>54</text:p>
          </table:table-cell>
          <table:table-cell table:number-columns-repeated="253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13">12/13/2009</text:date>, <text:time>17:2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Nicolas Casalini</meta:initial-creator>
    <meta:creation-date>2009-12-11T11:09:16</meta:creation-date>
    <dc:date>2009-12-13T17:24:01</dc:date>
    <dc:language>fr-FR</dc:language>
    <meta:editing-cycles>43</meta:editing-cycles>
    <meta:editing-duration>PT8H35M45S</meta:editing-duration>
    <meta:user-defined meta:name="Info 1"/>
    <meta:user-defined meta:name="Info 2"/>
    <meta:user-defined meta:name="Info 3"/>
    <meta:user-defined meta:name="Info 4"/>
    <meta:document-statistic meta:table-count="2" meta:cell-count="153"/>
  </office:meta>
</office:document-meta>
</file>